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ac:change001="ct1,modify,style:column-width,8.5cm" ac:change002="ct1,modify,style:rel-column-width,32767*" style:column-width="5.667cm" style:rel-column-width="21845*"/>
    </style:style>
    <style:style style:name="Table1.C" style:family="table-column" delta:insertion-change-idref="ct1" delta:insertion-type="insert-with-content">
      <style:table-column-properties style:column-width="5.667cm" style:rel-column-width="2184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ac:change001="ct1,modify,style:name,Table1.B1"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ac:change001="ct1,modify,style:name,Table1.B2"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Table Column</text:h>
      <text:p text:style-name="Text_20_body">In this example, the following table will have a column added to it.</text:p>
      <table:table table:name="Table1" table:style-name="Table1">
        <table:table-column table:style-name="Table1.A" table:number-columns-repeated="2"/>
        <table:table-column table:style-name="Table1.C" delta:insertion-change-idref="ct1" delta:insertion-type="insert-with-content"/>
        <table:table-row>
          <table:table-cell table:style-name="Table1.A1" office:value-type="string">
            <text:p text:style-name="Table_20_Contents">Cell 1</text:p>
          </table:table-cell>
          <table:table-cell ac:change001="ct1,modify,table:style-name,Table1.B1" table:style-name="Table1.A1" office:value-type="string">
            <text:p text:style-name="Table_20_Contents">Cell 2</text:p>
          </table:table-cell>
          <table:table-cell table:style-name="Table1.C1" office:value-type="string" delta:insertion-change-idref="ct1" delta:insertion-type="insert-with-content">
            <text:p text:style-name="Table_20_Contents">NEW</text:p>
          </table:table-cell>
        </table:table-row>
        <table:table-row>
          <table:table-cell table:style-name="Table1.A2" office:value-type="string">
            <text:p text:style-name="Table_20_Contents">Cell 3</text:p>
          </table:table-cell>
          <table:table-cell ac:change001="ct1,modify,table:style-name,Table1.B2" table:style-name="Table1.A2" office:value-type="string">
            <text:p text:style-name="Table_20_Contents">Cell 4</text:p>
          </table:table-cell>
          <table:table-cell table:style-name="Table1.C2" office:value-type="string" delta:insertion-change-idref="ct1" delta:insertion-type="insert-with-content">
            <text:p text:style-name="Table_20_Contents">NEW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7:42:47</meta:creation-date>
    <dc:date>2010-06-24T17:45:24</dc:date>
    <dc:creator>Tristan Mitchell</dc:creator>
    <meta:editing-duration>PT00H01M51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8" meta:word-count="26" meta:character-count="116"/>
  </office:meta>
</office:document-meta>
</file>